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4">
      <style:text-properties fo:font-weight="normal" style:font-weight-asian="normal" style:font-weight-complex="normal"/>
    </style:style>
    <style:style style:name="P6" style:family="paragraph" style:parent-style-name="Standard" style:list-style-name="L6">
      <style:text-properties fo:font-weight="normal" style:font-weight-asian="normal" style:font-weight-complex="normal"/>
    </style:style>
    <style:style style:name="P7" style:family="paragraph" style:parent-style-name="Standard" style:list-style-name="L8">
      <style:text-properties fo:font-weight="normal" style:font-weight-asian="normal" style:font-weight-complex="normal"/>
    </style:style>
    <style:style style:name="P8" style:family="paragraph" style:parent-style-name="Standard" style:list-style-name="L9">
      <style:text-properties fo:font-weight="normal" style:font-weight-asian="normal" style:font-weight-complex="normal"/>
    </style:style>
    <style:style style:name="P9" style:family="paragraph" style:parent-style-name="Standard" style:list-style-name="L10">
      <style:text-properties fo:font-weight="normal" style:font-weight-asian="normal" style:font-weight-complex="normal"/>
    </style:style>
    <style:style style:name="P10" style:family="paragraph" style:parent-style-name="Standard" style:list-style-name="L12">
      <style:text-properties fo:font-weight="normal" style:font-weight-asian="normal" style:font-weight-complex="normal"/>
    </style:style>
    <style:style style:name="P11" style:family="paragraph" style:parent-style-name="Standard" style:list-style-name="L14">
      <style:text-properties fo:font-weight="normal" style:font-weight-asian="normal" style:font-weight-complex="normal"/>
    </style:style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 style:list-style-name="L3">
      <style:text-properties fo:font-weight="bold" style:font-weight-asian="bold" style:font-weight-complex="bold"/>
    </style:style>
    <style:style style:name="P14" style:family="paragraph" style:parent-style-name="Standard" style:list-style-name="L5">
      <style:text-properties fo:font-weight="bold" style:font-weight-asian="bold" style:font-weight-complex="bold"/>
    </style:style>
    <style:style style:name="P15" style:family="paragraph" style:parent-style-name="Standard" style:list-style-name="L7">
      <style:text-properties fo:font-weight="bold" style:font-weight-asian="bold" style:font-weight-complex="bold"/>
    </style:style>
    <style:style style:name="P16" style:family="paragraph" style:parent-style-name="Standard" style:list-style-name="L8">
      <style:text-properties fo:font-weight="bold" style:font-weight-asian="bold" style:font-weight-complex="bold"/>
    </style:style>
    <style:style style:name="P17" style:family="paragraph" style:parent-style-name="Standard" style:list-style-name="L11">
      <style:text-properties fo:font-weight="bold" style:font-weight-asian="bold" style:font-weight-complex="bold"/>
    </style:style>
    <style:style style:name="P18" style:family="paragraph" style:parent-style-name="Standard" style:list-style-name="L13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</text:list-level-style-bullet>
    </text:list-style>
    <text:list-style style:name="L1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rmalization is a technique used to eliminate repetation of data (Data Redundancy) and anomalies.</text:p>
      <text:p text:style-name="Standard"/>
      <text:p text:style-name="Standard">In this technique we puts data in tabular form and form relation between them.</text:p>
      <text:p text:style-name="Standard"/>
      <text:p text:style-name="Standard">Example -</text:p>
      <text:p text:style-name="Standard"><text:s text:c="10"/>----------------------------------------------------------------------------------------</text:p>
      <text:p text:style-name="P1"><text:tab/>Roll no<text:tab/>Name<text:tab/><text:tab/>Branch<text:tab/>HOD<text:tab/><text:tab/>Phone<text:tab/><text:tab/></text:p>
      <text:p text:style-name="P1"><text:s text:c="10"/>----------------------------------------------------------------------------------------</text:p>
      <text:p text:style-name="P1"><text:tab/><text:span text:style-name="T1">401<text:tab/><text:tab/>Akon<text:tab/><text:tab/>CSE<text:tab/><text:tab/>Mr. X<text:tab/><text:tab/>5337</text:span></text:p>
      <text:p text:style-name="P2"><text:tab/>402<text:tab/><text:tab/>Bkon<text:tab/><text:tab/>CSE<text:tab/><text:tab/>Mr. X<text:tab/><text:tab/>5337</text:p>
      <text:p text:style-name="P2"><text:tab/>403<text:tab/><text:tab/>Ckon<text:tab/><text:tab/>CSE<text:tab/><text:tab/>Mr. X<text:tab/><text:tab/>5337</text:p>
      <text:p text:style-name="P2"><text:tab/>404<text:tab/><text:tab/>Dkon<text:tab/><text:tab/>CSE<text:tab/><text:tab/>Mr. X<text:tab/><text:tab/>5337</text:p>
      <text:p text:style-name="P2"><text:s text:c="10"/>----------------------------------------------------------------------------------------</text:p>
      <text:p text:style-name="P2"/>
      <text:p text:style-name="P2">As we can see that data for branch, hod and phone is repeating for every student, this is called data redundancy.</text:p>
      <text:p text:style-name="P2"/>
      <text:list xml:id="list1937673313682412910" text:style-name="L1">
        <text:list-item>
          <text:p text:style-name="P12">Insertion Anomaly<text:span text:style-name="T1"> - </text:span></text:p>
        </text:list-item>
      </text:list>
      <text:list xml:id="list5511410273008573795" text:style-name="L2">
        <text:list-item>
          <text:list>
            <text:list-item>
              <text:p text:style-name="P4">Student data cannot be added untill and unless they choose a branch.</text:p>
            </text:list-item>
            <text:list-item>
              <text:p text:style-name="P4">While handling a lot of students with same branch than the branch information will repeated everytime.</text:p>
            </text:list-item>
          </text:list>
        </text:list-item>
      </text:list>
      <text:p text:style-name="P2"/>
      <text:list xml:id="list1781855810850242172" text:style-name="L3">
        <text:list-item>
          <text:p text:style-name="P13">Updation Anomaly<text:span text:style-name="T1"> -</text:span></text:p>
        </text:list-item>
      </text:list>
      <text:list xml:id="list244984694427899409" text:style-name="L4">
        <text:list-item>
          <text:p text:style-name="P5">When Mr. X leaves college or change there department, than we need to update hod name for every entry / row.</text:p>
        </text:list-item>
      </text:list>
      <text:p text:style-name="P2"/>
      <text:list xml:id="list9025398363390050237" text:style-name="L5">
        <text:list-item>
          <text:p text:style-name="P14"><text:span text:style-name="T1">D</text:span>eletion Anomaly<text:span text:style-name="T1"> -</text:span></text:p>
        </text:list-item>
      </text:list>
      <text:list xml:id="list7167617809385542946" text:style-name="L6">
        <text:list-item>
          <text:list>
            <text:list-item>
              <text:p text:style-name="P6">If we delete students record than branch record will also gets deleted because both are in same table.</text:p>
            </text:list-item>
          </text:list>
        </text:list-item>
      </text:list>
      <text:p text:style-name="P2"/>
      <text:p text:style-name="P1">Types Of Normalization</text:p>
      <text:p text:style-name="P1"/>
      <text:list xml:id="list502468640974936337" text:style-name="L7">
        <text:list-item>
          <text:p text:style-name="P15">1 NF</text:p>
        </text:list-item>
      </text:list>
      <text:p text:style-name="P2"><text:tab/>A relation in which all values are atomic, there should not be any multivalued attribute and </text:p>
      <text:p text:style-name="P2"><text:tab/>no composite attribute.</text:p>
      <text:p text:style-name="P2"/>
      <text:p text:style-name="P2"><text:tab/><text:span text:style-name="T2">Example -</text:span></text:p>
      <text:p text:style-name="P2"><text:tab/><text:tab/>-----------------------------------</text:p>
      <text:p text:style-name="P2"><text:tab/><text:tab/><text:span text:style-name="T2">ID<text:tab/>Name<text:tab/><text:tab/>Course</text:span></text:p>
      <text:p text:style-name="P2"><text:tab/><text:tab/>-----------------------------------</text:p>
      <text:p text:style-name="P2"><text:tab/><text:tab/>1<text:tab/>A<text:tab/><text:tab/>C1, C2</text:p>
      <text:p text:style-name="P2"><text:tab/><text:tab/>2<text:tab/>B<text:tab/><text:tab/>C3</text:p>
      <text:p text:style-name="P2"><text:tab/><text:tab/>-----------------------------------</text:p>
      <text:p text:style-name="P2"><text:tab/></text:p>
      <text:p text:style-name="P2"><text:tab/>It should be represented as</text:p>
      <text:p text:style-name="P2"><text:tab/><text:tab/>-----------------------------------</text:p>
      <text:p text:style-name="P2"><text:tab/><text:tab/><text:span text:style-name="T2">ID<text:tab/>Name<text:tab/><text:tab/>Course</text:span></text:p>
      <text:p text:style-name="P2"><text:tab/><text:tab/>-----------------------------------</text:p>
      <text:p text:style-name="P2"><text:tab/><text:tab/>1<text:tab/>A<text:tab/><text:tab/>C1</text:p>
      <text:p text:style-name="P2"><text:tab/><text:tab/>1<text:tab/>A<text:tab/><text:tab/>C2</text:p>
      <text:p text:style-name="P2"><text:tab/><text:tab/>2<text:tab/>B<text:tab/><text:tab/>C3</text:p>
      <text:p text:style-name="P2"><text:tab/><text:tab/>-----------------------------------</text:p>
      <text:list xml:id="list2635172253148709939" text:style-name="L8">
        <text:list-item>
          <text:p text:style-name="P16"><text:soft-page-break/>2 NF</text:p>
        </text:list-item>
      </text:list>
      <text:list xml:id="list5461757279212215961" text:style-name="L9">
        <text:list-item>
          <text:list>
            <text:list-item>
              <text:p text:style-name="P8">It should be in 1NF</text:p>
            </text:list-item>
            <text:list-item>
              <text:p text:style-name="P8">All non-key attributes are fully functional dependent on the primary key.</text:p>
            </text:list-item>
          </text:list>
        </text:list-item>
      </text:list>
      <text:list xml:id="list42774074" text:continue-list="list2635172253148709939" text:style-name="L8">
        <text:list-header>
          <text:p text:style-name="P7"/>
          <text:p text:style-name="P16">Functional Dependency</text:p>
        </text:list-header>
      </text:list>
      <text:list xml:id="list77260842510896260" text:style-name="L10">
        <text:list-item>
          <text:list>
            <text:list-item>
              <text:p text:style-name="P9">A set of constraints between two attributes in a relation.</text:p>
            </text:list-item>
            <text:list-item>
              <text:p text:style-name="P9">Functional Dependency is represented by an arrow sign (-&gt;).</text:p>
            </text:list-item>
          </text:list>
        </text:list-item>
      </text:list>
      <text:p text:style-name="P2"/>
      <text:p text:style-name="P2"><text:tab/><text:tab/>---------------------------------------------------------</text:p>
      <text:p text:style-name="P2"><text:tab/><text:tab/><text:span text:style-name="T2">Teacher_id<text:tab/>Subject<text:tab/>Teacher_age</text:span></text:p>
      <text:p text:style-name="P2"><text:tab/><text:tab/>---------------------------------------------------------</text:p>
      <text:p text:style-name="P2"><text:tab/><text:tab/>111<text:tab/><text:tab/>Maths<text:tab/><text:tab/>38</text:p>
      <text:p text:style-name="P2"><text:tab/><text:tab/>111<text:tab/><text:tab/>Physics<text:tab/>38</text:p>
      <text:p text:style-name="P2"><text:tab/><text:tab/>222<text:tab/><text:tab/>Biology<text:tab/>38</text:p>
      <text:p text:style-name="P2"><text:tab/><text:tab/>333<text:tab/><text:tab/>Physics<text:tab/>40</text:p>
      <text:p text:style-name="P2"><text:tab/><text:tab/>333<text:tab/><text:tab/>Chemistry<text:tab/>40</text:p>
      <text:p text:style-name="P2"><text:tab/><text:tab/>---------------------------------------------------------</text:p>
      <text:p text:style-name="P2"/>
      <text:p text:style-name="P2"><text:tab/><text:tab/><text:span text:style-name="T2">Candidate Keys :</text:span> {Teacher_id, Subject}</text:p>
      <text:p text:style-name="P2"/>
      <text:p text:style-name="P2"><text:tab/><text:tab/>It is not in 2NF because non prime attribute Teacher_age is dependent on Teacher_id.</text:p>
      <text:p text:style-name="P2"/>
      <text:list xml:id="list8524555491828241771" text:style-name="L11">
        <text:list-item>
          <text:p text:style-name="P17">3NF</text:p>
        </text:list-item>
      </text:list>
      <text:list xml:id="list9176289148109801861" text:style-name="L12">
        <text:list-item>
          <text:list>
            <text:list-item>
              <text:p text:style-name="P10">It should be in 2NF.</text:p>
            </text:list-item>
            <text:list-item>
              <text:p text:style-name="P10">No transition dependency exists.</text:p>
            </text:list-item>
            <text:list-item>
              <text:p text:style-name="P10">A non-prime attribute should not dependent upon another non-prime attribute.</text:p>
            </text:list-item>
          </text:list>
        </text:list-item>
      </text:list>
      <text:p text:style-name="P2"/>
      <text:p text:style-name="P2"><text:tab/><text:tab/><text:span text:style-name="T2">Transition Dependency</text:span></text:p>
      <text:p text:style-name="P2"><text:tab/><text:tab/>If A -&gt; B and B -&gt; C, then A -&gt; C is called Transition Dependency.</text:p>
      <text:p text:style-name="P2"/>
      <text:p text:style-name="P2"><text:tab/><text:tab/>----------------------------------------------------------------------</text:p>
      <text:p text:style-name="P2"><text:tab/><text:tab/><text:span text:style-name="T2">Book_id<text:tab/>Genere_Id<text:tab/>Book_genre<text:tab/>Cost</text:span></text:p>
      <text:p text:style-name="P2"><text:tab/><text:tab/>----------------------------------------------------------------------</text:p>
      <text:p text:style-name="P2"><text:tab/><text:tab/>121<text:tab/><text:tab/>2<text:tab/><text:tab/>Fiction<text:tab/><text:tab/>150</text:p>
      <text:p text:style-name="P2"><text:tab/><text:tab/>233<text:tab/><text:tab/>3<text:tab/><text:tab/>Sports<text:tab/><text:tab/>100</text:p>
      <text:p text:style-name="P2"><text:tab/><text:tab/>432<text:tab/><text:tab/>4<text:tab/><text:tab/>Travel<text:tab/><text:tab/>120</text:p>
      <text:p text:style-name="P2"><text:tab/><text:tab/>123<text:tab/><text:tab/>2<text:tab/><text:tab/>Travel<text:tab/><text:tab/>185</text:p>
      <text:p text:style-name="P2"><text:tab/><text:tab/>424<text:tab/><text:tab/>3<text:tab/><text:tab/>Fiction<text:tab/><text:tab/>140</text:p>
      <text:p text:style-name="P2"><text:tab/><text:tab/>----------------------------------------------------------------------</text:p>
      <text:p text:style-name="P2"/>
      <text:p text:style-name="P2"><text:tab/><text:tab/>Here we can see that Book_id determines Genere_id and Genere_id determines <text:tab/><text:tab/><text:tab/>Book_id hence transition dependency exists, so this relation is not an 3NF.</text:p>
      <text:p text:style-name="P2"/>
      <text:list xml:id="list6580052330197893243" text:style-name="L13">
        <text:list-item>
          <text:p text:style-name="P18">4NF</text:p>
        </text:list-item>
      </text:list>
      <text:list xml:id="list7803718862502007165" text:style-name="L14">
        <text:list-item>
          <text:list>
            <text:list-item>
              <text:p text:style-name="P11">Relation should be in 3NF</text:p>
            </text:list-item>
            <text:list-item>
              <text:p text:style-name="P11">left side of functional dependency should be a super key.</text:p>
            </text:list-item>
          </text:list>
        </text:list-item>
      </text:list>
      <text:p text:style-name="P2"/>
      <text:p text:style-name="P2"><text:tab/><text:tab/></text:p>
      <text:p text:style-name="P2"/>
      <text:p text:style-name="P2"/>
      <text:p text:style-name="P2"/>
      <text:p text:style-name="P2"><text:soft-page-break/><text:tab/>---------------------------------------------------------------------------------------------------</text:p>
      <text:p text:style-name="P2"><text:tab/><text:span text:style-name="T2">Emp_id<text:tab/>Emp_country<text:tab/><text:tab/>Emp_dept<text:tab/>Dept_type<text:tab/>Emp_dept_no</text:span></text:p>
      <text:p text:style-name="P2"><text:tab/>---------------------------------------------------------------------------------------------------</text:p>
      <text:p text:style-name="P2"><text:tab/>264<text:tab/><text:tab/>India<text:tab/><text:tab/><text:tab/>Designing<text:tab/>D394<text:tab/><text:tab/>283</text:p>
      <text:p text:style-name="P2"><text:tab/>264<text:tab/><text:tab/>India<text:tab/><text:tab/><text:tab/>Testing<text:tab/><text:tab/>D394<text:tab/><text:tab/>300</text:p>
      <text:p text:style-name="P2"><text:tab/>364<text:tab/><text:tab/>UK<text:tab/><text:tab/><text:tab/>Stores<text:tab/><text:tab/>D283<text:tab/><text:tab/>232</text:p>
      <text:p text:style-name="P2"><text:tab/>364<text:tab/><text:tab/>UK<text:tab/><text:tab/><text:tab/>Developing<text:tab/>D283<text:tab/><text:tab/>549</text:p>
      <text:p text:style-name="P2"><text:tab/>---------------------------------------------------------------------------------------------------</text:p>
      <text:p text:style-name="P2"/>
      <text:p text:style-name="P2"><text:tab/><text:span text:style-name="T2">Candidate Key</text:span> – {Emp_id, Emp_dept}</text:p>
      <text:p text:style-name="P2"/>
      <text:p text:style-name="P2"><text:tab/><text:span text:style-name="T2">Functional Dependency -</text:span></text:p>
      <text:p text:style-name="P2"><text:tab/>Emp_id -&gt; Emp_country</text:p>
      <text:p text:style-name="P2"><text:tab/>Emp_dept -&gt; {Dept_type, emp_dept_no}</text:p>
      <text:p text:style-name="P2"/>
      <text:p text:style-name="P2"><text:tab/>This table is not in BCNF or 3NF because both Emp_id and Emp_dept are not an ke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3M3S</meta:editing-duration>
    <meta:editing-cycles>5</meta:editing-cycles>
    <meta:generator>OpenOffice/4.1.1$Win32 OpenOffice.org_project/411m6$Build-9775</meta:generator>
    <dc:date>2021-03-12T22:54:24.64</dc:date>
    <meta:document-statistic meta:table-count="0" meta:image-count="0" meta:object-count="0" meta:page-count="3" meta:paragraph-count="89" meta:word-count="482" meta:character-count="3841"/>
    <meta:user-defined meta:name="Info 1"/>
    <meta:user-defined meta:name="Info 2"/>
    <meta:user-defined meta:name="Info 3"/>
    <meta:user-defined meta:name="Info 4"/>
  </office:meta>
</office:document-meta>
</file>